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4pt" style:font-name-asian="Consolas" style:font-size-asian="14pt" style:font-name-complex="Consolas" style:font-size-complex="14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3333" fo:font-size="14pt" style:font-size-asian="14pt" style:font-size-complex="14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3333" style:font-name="Consolas" fo:font-size="14pt" style:font-name-asian="Consolas" style:font-size-asian="14pt" style:font-name-complex="Consolas" style:font-size-complex="14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fo:font-size="14pt" style:font-size-asian="14pt" style:font-size-complex="14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4pt" style:font-name-asian="Consolas" style:font-size-asian="14pt" style:font-name-complex="Consolas" style:font-size-complex="14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666ff" style:font-name="Consolas" fo:font-size="14pt" style:font-name-asian="Consolas" style:font-size-asian="14pt" style:font-name-complex="Consolas" style:font-size-complex="14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9900" style:font-name="Consolas" fo:font-size="14pt" style:font-name-asian="Consolas" style:font-size-asian="14pt" style:font-name-complex="Consolas" style:font-size-complex="14pt"/>
    </style:style>
    <style:style style:name="P8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ff3333" style:font-name="Consolas" fo:font-size="14pt" style:font-name-asian="Consolas" style:font-size-asian="14pt" style:font-name-complex="Consolas" style:font-size-complex="14pt"/>
    </style:style>
    <style:style style:name="P9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fo:color="#ff3333" style:font-name="Consolas" fo:font-size="14pt" style:font-name-asian="Consolas" style:font-size-asian="14pt" style:font-name-complex="Consolas" style:font-size-complex="14pt"/>
    </style:style>
    <style:style style:name="P10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  <style:text-properties fo:color="#6666ff" style:font-name="Consolas" fo:font-size="14pt" style:font-name-asian="Consolas" style:font-size-asian="14pt" style:font-name-complex="Consolas" style:font-size-complex="14pt"/>
    </style:style>
    <style:style style:name="P11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6666ff" style:font-name="Consolas" fo:font-size="14pt" style:font-name-asian="Consolas" style:font-size-asian="14pt" style:font-name-complex="Consolas" style:font-size-complex="14pt"/>
    </style:style>
    <style:style style:name="P12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fo:color="#009900" style:font-name="Consolas" fo:font-size="14pt" style:font-name-asian="Consolas" style:font-size-asian="14pt" style:font-name-complex="Consolas" style:font-size-complex="14pt"/>
    </style:style>
    <style:style style:name="T1" style:family="text">
      <style:text-properties fo:color="#6666ff" style:font-name="Consolas" style:font-name-asian="Consolas" style:font-name-complex="Consolas"/>
    </style:style>
    <style:style style:name="T2" style:family="text">
      <style:text-properties fo:color="#000000" style:font-name="Consolas" style:font-name-asian="Consolas" style:font-name-complex="Consola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ce le jeu en plein mission :</text:p>
      <text:p text:style-name="P1"/>
      <text:p text:style-name="P1"/>
      <text:p text:style-name="P3">(Rebecca)</text:p>
      <text:list xml:id="list6650192603998557483" text:style-name="L1">
        <text:list-header>
          <text:p text:style-name="P8">Ok, je suis entrée.</text:p>
        </text:list-header>
      </text:list>
      <text:p text:style-name="P6">(Sarah)</text:p>
      <text:list xml:id="list2016624740692270759" text:style-name="L2">
        <text:list-header>
          <text:p text:style-name="P10">Génial ! Pour rappel, ton objectif c'est de voler leur casque de déblocage.</text:p>
        </text:list-header>
      </text:list>
      <text:list xml:id="list36684665" text:continue-list="list6650192603998557483" text:style-name="L1">
        <text:list-header>
          <text:p text:style-name="P8">Entendu. Je dois faire autre chose ?</text:p>
        </text:list-header>
      </text:list>
      <text:list xml:id="list36708707" text:continue-list="list2016624740692270759" text:style-name="L2">
        <text:list-header>
          <text:p text:style-name="P10">Une fois que tu as le casque, dirige-toi vers la sortie. Et si tu saccager des trucs au passage, n'hésite surtout pas !</text:p>
        </text:list-header>
      </text:list>
      <text:p text:style-name="P4">(Gameplay : saccage)</text:p>
      <text:list xml:id="list36693034" text:continue-list="list36684665" text:style-name="L1">
        <text:list-header>
          <text:p text:style-name="P8">Sarah ? La porte devant moi est verrouillée.</text:p>
          <text:p text:style-name="P11">Leurs sécurités dans ce bâtiment n'est au top, tu devrais pouvoir la crocheter sans problème.</text:p>
        </text:list-header>
      </text:list>
      <text:p text:style-name="P6"/>
      <text:p text:style-name="P2"><text:span text:style-name="T2">(Echec au Temps)</text:span><text:span text:style-name="T1"> Je t'ai connue plus habile de tes doigts … Pour crocheter les serrures, ton meilleur atout est ton index droit.</text:span></text:p>
      <text:p text:style-name="P2"><text:span text:style-name="T2">(Echec au Jeu</text:span><text:span text:style-name="T1">) Tu y étais presque … Vise dans le mille.</text:span></text:p>
      <text:p text:style-name="P6"/>
      <text:p text:style-name="P5">(Gameplay : 2 portes)</text:p>
      <text:p text:style-name="P3">C'était facile.</text:p>
      <text:p text:style-name="P5">(Apparition des coeurs)</text:p>
      <text:p text:style-name="P6">Pour le moment oui … Mais à partir de maintenant ton temps est compté. Si tu échoue à surmonter un obstacle ou que tu y passe trop de temps, c'est ta mission qui est compromise. Si elle est compromise 3 fois, elle échoue.</text:p>
      <text:p text:style-name="P3">Comme un système de point de vie, donc ?</text:p>
      <text:p text:style-name="P6">Rebecca … On est pas dans un jeu vidéo … Concentre-toi s'il-te-plaît...</text:p>
      <text:p text:style-name="P6"/>
      <text:p text:style-name="P3">Sarah, il y a un garde devant cette porte ...</text:p>
      <text:p text:style-name="P6">Ne t'inquiète pas, il est tout seul. Tu devrais pouvoir t'en occuper.</text:p>
      <text:p text:style-name="P5">(Echec)</text:p>
      <text:p text:style-name="P3">Ouch …</text:p>
      <text:p text:style-name="P6">Courage ! Pense à bien l'attaquer lui, et à te défendre toi. Tu peux le faire !</text:p>
      <text:p text:style-name="P5">(Victoire)</text:p>
      <text:p text:style-name="P6">Bien joué ! Bon, tu devrais t'en sortir. Je vais te laisser te concentrer sur ta mission à partir de maintenant. </text:p>
      <text:p text:style-name="P3">Un dernier conseil à me donner ?</text:p>
      <text:p text:style-name="P6">Oui ! A chaque nouvelle situation, essaie de t'adapter <text:soft-page-break/>rapidement.</text:p>
      <text:p text:style-name="P3">Ca marche ! On se voit plus tard</text:p>
      <text:p text:style-name="P3">Bon … Il faut que je trouve ce casque... Où peut-il bien être …</text:p>
      <text:p text:style-name="P3"/>
      <text:p text:style-name="P3">J'ai trouvé le casque ! Maintenant il faut que je sorte d'ici.</text:p>
      <text:p text:style-name="P7">(Gamma)</text:p>
      <text:p text:style-name="P7">Hey Miss, je te parie que tu n'ira nulle-part avec ça ...</text:p>
      <text:p text:style-name="P3">(Mince, je n'ai pas entendu arriver ce garde et il me bloque le passage …)</text:p>
      <text:p text:style-name="P3">(Hmm … Il a l'air plus fort que les autres … Il faut que je trouve une solution)</text:p>
      <text:p text:style-name="P7">Aller Miss, tu poses ça et je te laisse partir.</text:p>
      <text:p text:style-name="P3">Hmmm … Qu'est-ce que je fais ?</text:p>
      <text:p text:style-name="P3">- lui donner le casque</text:p>
      <text:list xml:id="list2866057854114115730" text:style-name="L3">
        <text:list-header>
          <text:p text:style-name="P9">- l'attaquer</text:p>
          <text:p text:style-name="P1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13T09:14:46.09</meta:creation-date>
    <meta:generator>OpenOffice/4.1.7$Win32 OpenOffice.org_project/417m1$Build-9800</meta:generator>
    <dc:date>2020-11-13T16:48:01.85</dc:date>
    <meta:editing-duration>PT2H4M34S</meta:editing-duration>
    <meta:editing-cycles>10</meta:editing-cycles>
    <meta:document-statistic meta:table-count="0" meta:image-count="0" meta:object-count="0" meta:page-count="2" meta:paragraph-count="38" meta:word-count="382" meta:character-count="1950"/>
  </office:meta>
</office:document-meta>
</file>